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erif CN" svg:font-family="'Source Han Serif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1731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erif CN" svg:font-family="'Source Han Serif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48</text:page-number><text:s/>/ <text:page-count>50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2:00:48.261437487</meta:creation-date>
    <meta:generator>LibreOffice/24.8.4.2$Linux_X86_64 LibreOffice_project/480$Build-2</meta:generator>
    <dc:date>2025-02-16T12:02:09.905168672</dc:date>
    <meta:editing-duration>PT1M23S</meta:editing-duration>
    <meta:editing-cycles>1</meta:editing-cycles>
    <meta:document-statistic meta:table-count="0" meta:image-count="0" meta:object-count="0" meta:page-count="50" meta:paragraph-count="1" meta:word-count="3" meta:character-count="5" meta:non-whitespace-character-count="3"/>
  </office:meta>
</office:document-meta>
</file>